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4F578CF035883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2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11cm" fo:min-width="2.86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5cm" fo:min-width="2.832cm" fo:padding-top="0.142cm" fo:padding-bottom="0.142cm" fo:padding-left="0.267cm" fo:padding-right="0.267cm"/>
    </style:style>
    <style:style style:name="gr5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0.275cm, 9.219cm, 9.589cm, 8.559cm)" draw:image-opacity="100%" style:mirror="none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5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3.393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loext:graphic-properties draw:fill="none" draw:fill-color="#ffffff"/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font-size="13pt"/>
    </style:style>
    <style:style style:name="P11" style:family="paragraph">
      <loext:graphic-properties draw:fill-color="#000000"/>
      <style:paragraph-properties fo:text-align="center"/>
      <style:text-properties fo:font-size="13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MathJax_Math" fo:font-size="13pt"/>
    </style:style>
    <style:style style:name="P15" style:family="paragraph">
      <loext:graphic-properties draw:fill="none" draw:fill-color="#ffffff"/>
      <style:text-properties style:font-name="MathJax_Main" fo:font-size="13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style:font-name="MathJax_Main" fo:font-size="12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/>
    </style:style>
    <style:style style:name="T5" style:family="text">
      <style:text-properties style:font-name="MathJax_Math" fo:font-size="13pt"/>
    </style:style>
    <style:style style:name="T6" style:family="text">
      <style:text-properties style:font-name="MathJax_Main" fo:font-size="13pt"/>
    </style:style>
    <style:style style:name="T7" style:family="text">
      <style:text-properties style:font-name="MathJax_Main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10.464cm" svg:y1="9.6cm" svg:x2="10.464cm" svg:y2="5cm">
          <text:p/>
        </draw:line>
        <draw:line draw:style-name="gr2" draw:text-style-name="P1" draw:layer="layout" svg:x1="9.6cm" svg:y1="8.824cm" svg:x2="14.2cm" svg:y2="8.824cm">
          <text:p/>
        </draw:line>
        <draw:custom-shape draw:style-name="gr3" draw:text-style-name="P2" draw:layer="layout" svg:width="0.2cm" svg:height="0.4cm" svg:x="10.364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9.612cm" svg:y1="8.84cm" svg:x2="14.212cm" svg:y2="8.84cm">
            <text:p/>
          </draw:line>
          <draw:custom-shape draw:style-name="gr3" draw:text-style-name="P2" draw:layer="layout" svg:width="0.2cm" svg:height="0.4cm" draw:transform="rotate (-1.5707963267949) translate (14.4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2cm" svg:y1="5.8cm" svg:x2="10.464cm" svg:y2="8.84cm">
          <text:p/>
        </draw:line>
        <draw:line draw:style-name="gr4" draw:text-style-name="P1" draw:layer="layout" svg:x1="13.6cm" svg:y1="8.824cm" svg:x2="12cm" svg:y2="5.8cm">
          <text:p/>
        </draw:line>
        <draw:line draw:style-name="gr5" draw:text-style-name="P3" draw:layer="layout" svg:x1="10.465cm" svg:y1="9.609cm" svg:x2="10.465cm" svg:y2="5.009cm">
          <text:p/>
        </draw:line>
        <draw:custom-shape draw:style-name="gr6" draw:text-style-name="P4" draw:layer="layout" svg:width="0.2cm" svg:height="0.4cm" svg:x="10.365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cm" svg:y1="8.824cm" svg:x2="12cm" svg:y2="5.8cm">
          <text:p/>
        </draw:line>
        <draw:frame draw:style-name="gr8" draw:text-style-name="P5" draw:layer="layout" svg:width="2.945cm" svg:height="0.997cm" svg:x="9.583cm" svg:y="9.685cm">
          <draw:text-box>
            <text:p><text:span text:style-name="T1">Graph of</text:span></text:p>
          </draw:text-box>
        </draw:frame>
        <draw:frame draw:style-name="gr9" draw:text-style-name="P6" draw:layer="layout" svg:width="2.526cm" svg:height="0.848cm" svg:x="12.274cm" svg:y="9.8cm">
          <draw:text-box>
            <text:p><text:span text:style-name="T2">y=f(x)</text:span></text:p>
          </draw:text-box>
        </draw:frame>
        <draw:frame draw:style-name="gr8" draw:text-style-name="P5" draw:layer="layout" svg:width="2.945cm" svg:height="0.997cm" svg:x="15.783cm" svg:y="9.685cm">
          <draw:text-box>
            <text:p><text:span text:style-name="T1">Graph of</text:span></text:p>
          </draw:text-box>
        </draw:frame>
        <draw:frame draw:style-name="gr10" draw:text-style-name="P6" draw:layer="layout" svg:width="2.517cm" svg:height="0.848cm" svg:x="18.474cm" svg:y="9.8cm">
          <draw:text-box>
            <text:p><text:span text:style-name="T2">y=g(x)</text:span></text:p>
          </draw:text-box>
        </draw:frame>
        <draw:line draw:style-name="gr7" draw:text-style-name="P1" draw:layer="layout" svg:x1="10.465cm" svg:y1="5.785cm" svg:x2="12cm" svg:y2="5.759cm">
          <text:p/>
        </draw:line>
        <draw:frame draw:style-name="gr11" draw:text-style-name="P7" draw:layer="layout" svg:width="0.786cm" svg:height="0.911cm" svg:x="13.2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9.2cm">
          <draw:text-box>
            <text:p><text:span text:style-name="T3">2</text:span></text:p>
          </draw:text-box>
        </draw:frame>
        <draw:line draw:style-name="gr4" draw:text-style-name="P1" draw:layer="layout" svg:x1="11.8cm" svg:y1="9.383cm" svg:x2="12.2cm" svg:y2="9.383cm">
          <text:p/>
        </draw:line>
        <draw:frame draw:style-name="gr11" draw:text-style-name="P7" draw:layer="layout" svg:width="0.786cm" svg:height="0.911cm" svg:x="9.898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9.851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3.766cm" svg:y="8.692cm">
          <draw:text-box>
            <text:p><text:span text:style-name="T4">x</text:span></text:p>
          </draw:text-box>
        </draw:frame>
        <draw:line draw:style-name="gr1" draw:text-style-name="P1" draw:layer="layout" svg:x1="16.681cm" svg:y1="9.6cm" svg:x2="16.681cm" svg:y2="5cm">
          <text:p/>
        </draw:line>
        <draw:line draw:style-name="gr2" draw:text-style-name="P1" draw:layer="layout" svg:x1="15.817cm" svg:y1="8.824cm" svg:x2="20.417cm" svg:y2="8.824cm">
          <text:p/>
        </draw:line>
        <draw:custom-shape draw:style-name="gr3" draw:text-style-name="P2" draw:layer="layout" svg:width="0.2cm" svg:height="0.4cm" svg:x="16.581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5.829cm" svg:y1="8.84cm" svg:x2="20.429cm" svg:y2="8.84cm">
            <text:p/>
          </draw:line>
          <draw:custom-shape draw:style-name="gr3" draw:text-style-name="P2" draw:layer="layout" svg:width="0.2cm" svg:height="0.4cm" draw:transform="rotate (-1.5707963267949) translate (20.617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9.794cm" svg:y1="5.755cm" svg:x2="17.727cm" svg:y2="6.78cm">
          <text:p/>
        </draw:line>
        <draw:line draw:style-name="gr14" draw:text-style-name="P3" draw:layer="layout" svg:x1="16.682cm" svg:y1="9.609cm" svg:x2="16.682cm" svg:y2="5.009cm">
          <text:p/>
        </draw:line>
        <draw:custom-shape draw:style-name="gr15" draw:text-style-name="P4" draw:layer="layout" svg:width="0.2cm" svg:height="0.4cm" svg:x="16.582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7.727cm" svg:y1="6.78cm" svg:x2="16.681cm" svg:y2="8.84cm">
          <text:p/>
        </draw:line>
        <draw:line draw:style-name="gr7" draw:text-style-name="P1" draw:layer="layout" svg:x1="19.794cm" svg:y1="8.824cm" svg:x2="19.794cm" svg:y2="5.8cm">
          <text:p/>
        </draw:line>
        <draw:line draw:style-name="gr7" draw:text-style-name="P1" draw:layer="layout" svg:x1="16.682cm" svg:y1="5.785cm" svg:x2="19.794cm" svg:y2="5.733cm">
          <text:p/>
        </draw:line>
        <draw:frame draw:style-name="gr11" draw:text-style-name="P7" draw:layer="layout" svg:width="0.786cm" svg:height="0.911cm" svg:x="19.434cm" svg:y="8.654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7.35cm" svg:y="8.672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16.115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16.068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9.983cm" svg:y="8.692cm">
          <draw:text-box>
            <text:p><text:span text:style-name="T4">x</text:span></text:p>
          </draw:text-box>
        </draw:frame>
        <draw:line draw:style-name="gr7" draw:text-style-name="P1" draw:layer="layout" svg:x1="17.727cm" svg:y1="8.824cm" svg:x2="17.727cm" svg:y2="6.78cm">
          <text:p/>
        </draw:line>
        <draw:line draw:style-name="gr7" draw:text-style-name="P1" draw:layer="layout" svg:x1="16.682cm" svg:y1="6.78cm" svg:x2="17.727cm" svg:y2="6.763cm">
          <text:p/>
        </draw:line>
        <draw:frame draw:style-name="gr11" draw:text-style-name="P7" draw:layer="layout" svg:width="0.786cm" svg:height="0.911cm" svg:x="16.115cm" svg:y="6.349cm">
          <draw:text-box>
            <text:p><text:span text:style-name="T3">2</text:span></text:p>
          </draw:text-box>
        </draw:frame>
        <draw:frame draw:style-name="gr16" draw:text-style-name="P7" draw:layer="layout" svg:width="0.938cm" svg:height="0.911cm" svg:x="15.966cm" svg:y="8.659cm">
          <draw:text-box>
            <text:p><text:span text:style-name="T3">O</text:span></text:p>
          </draw:text-box>
        </draw:frame>
        <draw:frame draw:style-name="gr16" draw:text-style-name="P7" draw:layer="layout" svg:width="0.938cm" svg:height="0.911cm" svg:x="9.766cm" svg:y="8.659cm">
          <draw:text-box>
            <text:p><text:span text:style-name="T3">O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0" draw:layer="layout" svg:x1="11.389cm" svg:y1="5.196cm" svg:x2="11.389cm" svg:y2="2.061cm">
          <text:p/>
        </draw:line>
        <draw:line draw:style-name="gr2" draw:text-style-name="P10" draw:layer="layout" svg:x1="10.8cm" svg:y1="4.666cm" svg:x2="13.935cm" svg:y2="4.666cm">
          <text:p/>
        </draw:line>
        <draw:custom-shape draw:style-name="gr3" draw:text-style-name="P11" draw:layer="layout" svg:width="0.136cm" svg:height="0.272cm" svg:x="11.321cm" svg:y="1.9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4.677cm" svg:x2="14.067cm" svg:y2="4.677cm">
            <text:p/>
          </draw:line>
          <draw:custom-shape draw:style-name="gr3" draw:text-style-name="P11" draw:layer="layout" svg:width="0.143cm" svg:height="0.283cm" draw:transform="rotate (-1.5707963267949) translate (14.2cm 4.6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2.424cm" svg:x2="11.389cm" svg:y2="4.677cm">
          <text:p/>
        </draw:line>
        <draw:line draw:style-name="gr18" draw:text-style-name="P12" draw:layer="layout" svg:x1="11.389cm" svg:y1="5.202cm" svg:x2="11.389cm" svg:y2="2.067cm">
          <text:p/>
        </draw:line>
        <draw:custom-shape draw:style-name="gr19" draw:text-style-name="P13" draw:layer="layout" svg:width="0.137cm" svg:height="0.273cm" svg:x="11.321cm" svg:y="1.9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1.77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4.541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4.51cm">
          <draw:text-box>
            <text:p><text:span text:style-name="T6">O</text:span></text:p>
          </draw:text-box>
        </draw:frame>
        <draw:line draw:style-name="gr4" draw:text-style-name="P10" draw:layer="layout" svg:x1="12.118cm" svg:y1="3.164cm" svg:x2="11.748cm" svg:y2="2.424cm">
          <text:p/>
        </draw:line>
        <draw:line draw:style-name="gr4" draw:text-style-name="P10" draw:layer="layout" svg:x1="13.631cm" svg:y1="4.688cm" svg:x2="12.118cm" svg:y2="3.164cm">
          <text:p/>
        </draw:line>
        <draw:line draw:style-name="gr1" draw:text-style-name="P10" draw:layer="layout" svg:x1="11.389cm" svg:y1="9.02cm" svg:x2="11.389cm" svg:y2="5.885cm">
          <text:p/>
        </draw:line>
        <draw:line draw:style-name="gr2" draw:text-style-name="P10" draw:layer="layout" svg:x1="10.8cm" svg:y1="8.49cm" svg:x2="13.935cm" svg:y2="8.49cm">
          <text:p/>
        </draw:line>
        <draw:custom-shape draw:style-name="gr3" draw:text-style-name="P11" draw:layer="layout" svg:width="0.136cm" svg:height="0.272cm" svg:x="11.321cm" svg:y="5.7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8.501cm" svg:x2="14.067cm" svg:y2="8.501cm">
            <text:p/>
          </draw:line>
          <draw:custom-shape draw:style-name="gr3" draw:text-style-name="P11" draw:layer="layout" svg:width="0.143cm" svg:height="0.283cm" draw:transform="rotate (-1.5707963267949) translate (14.2cm 8.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6.614cm" svg:x2="11.389cm" svg:y2="8.501cm">
          <text:p/>
        </draw:line>
        <draw:line draw:style-name="gr23" draw:text-style-name="P12" draw:layer="layout" svg:x1="11.389cm" svg:y1="9.026cm" svg:x2="11.389cm" svg:y2="5.891cm">
          <text:p/>
        </draw:line>
        <draw:custom-shape draw:style-name="gr24" draw:text-style-name="P13" draw:layer="layout" svg:width="0.137cm" svg:height="0.273cm" svg:x="11.321cm" svg:y="5.7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5.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8.3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8.334cm">
          <draw:text-box>
            <text:p><text:span text:style-name="T6">O</text:span></text:p>
          </draw:text-box>
        </draw:frame>
        <draw:line draw:style-name="gr4" draw:text-style-name="P10" draw:layer="layout" svg:x1="12.495cm" svg:y1="6.278cm" svg:x2="12.122cm" svg:y2="7cm">
          <text:p/>
        </draw:line>
        <draw:line draw:style-name="gr4" draw:text-style-name="P10" draw:layer="layout" svg:x1="12.868cm" svg:y1="7cm" svg:x2="12.495cm" svg:y2="6.278cm">
          <text:p/>
        </draw:line>
        <draw:line draw:style-name="gr4" draw:text-style-name="P10" draw:layer="layout" svg:x1="13.662cm" svg:y1="8.478cm" svg:x2="13.226cm" svg:y2="6.6cm">
          <text:p/>
        </draw:line>
        <draw:line draw:style-name="gr1" draw:text-style-name="P10" draw:layer="layout" svg:x1="7.705cm" svg:y1="5.22cm" svg:x2="7.705cm" svg:y2="2.085cm">
          <text:p/>
        </draw:line>
        <draw:line draw:style-name="gr2" draw:text-style-name="P10" draw:layer="layout" svg:x1="7.116cm" svg:y1="4.69cm" svg:x2="10.251cm" svg:y2="4.69cm">
          <text:p/>
        </draw:line>
        <draw:custom-shape draw:style-name="gr3" draw:text-style-name="P11" draw:layer="layout" svg:width="0.136cm" svg:height="0.272cm" svg:x="7.637cm" svg:y="1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4.701cm" svg:x2="10.383cm" svg:y2="4.701cm">
            <text:p/>
          </draw:line>
          <draw:custom-shape draw:style-name="gr3" draw:text-style-name="P11" draw:layer="layout" svg:width="0.143cm" svg:height="0.283cm" draw:transform="rotate (-1.5707963267949) translate (10.516cm 4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005cm" svg:y1="3.211cm" svg:x2="7.705cm" svg:y2="4.701cm">
          <text:p/>
        </draw:line>
        <draw:line draw:style-name="gr25" draw:text-style-name="P12" draw:layer="layout" svg:x1="7.705cm" svg:y1="5.226cm" svg:x2="7.705cm" svg:y2="2.091cm">
          <text:p/>
        </draw:line>
        <draw:custom-shape draw:style-name="gr26" draw:text-style-name="P13" draw:layer="layout" svg:width="0.137cm" svg:height="0.273cm" svg:x="7.637cm" svg:y="1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1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4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4.534cm">
          <draw:text-box>
            <text:p><text:span text:style-name="T6">O</text:span></text:p>
          </draw:text-box>
        </draw:frame>
        <draw:line draw:style-name="gr4" draw:text-style-name="P10" draw:layer="layout" svg:x1="8.811cm" svg:y1="2.478cm" svg:x2="8.005cm" svg:y2="3.211cm">
          <text:p/>
        </draw:line>
        <draw:line draw:style-name="gr4" draw:text-style-name="P10" draw:layer="layout" svg:x1="9.665cm" svg:y1="3.211cm" svg:x2="8.811cm" svg:y2="2.478cm">
          <text:p/>
        </draw:line>
        <draw:line draw:style-name="gr4" draw:text-style-name="P10" draw:layer="layout" svg:x1="9.978cm" svg:y1="4.678cm" svg:x2="9.665cm" svg:y2="3.211cm">
          <text:p/>
        </draw:line>
        <draw:line draw:style-name="gr1" draw:text-style-name="P10" draw:layer="layout" svg:x1="7.705cm" svg:y1="9.044cm" svg:x2="7.705cm" svg:y2="5.909cm">
          <text:p/>
        </draw:line>
        <draw:line draw:style-name="gr2" draw:text-style-name="P10" draw:layer="layout" svg:x1="7.116cm" svg:y1="8.514cm" svg:x2="10.251cm" svg:y2="8.514cm">
          <text:p/>
        </draw:line>
        <draw:custom-shape draw:style-name="gr3" draw:text-style-name="P11" draw:layer="layout" svg:width="0.136cm" svg:height="0.272cm" svg:x="7.637cm" svg:y="5.7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8.525cm" svg:x2="10.383cm" svg:y2="8.525cm">
            <text:p/>
          </draw:line>
          <draw:custom-shape draw:style-name="gr3" draw:text-style-name="P11" draw:layer="layout" svg:width="0.143cm" svg:height="0.283cm" draw:transform="rotate (-1.5707963267949) translate (10.516cm 8.45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438cm" svg:y1="7.793cm" svg:x2="7.705cm" svg:y2="8.525cm">
          <text:p/>
        </draw:line>
        <draw:line draw:style-name="gr27" draw:text-style-name="P12" draw:layer="layout" svg:x1="7.705cm" svg:y1="9.05cm" svg:x2="7.705cm" svg:y2="5.915cm">
          <text:p/>
        </draw:line>
        <draw:custom-shape draw:style-name="gr28" draw:text-style-name="P13" draw:layer="layout" svg:width="0.137cm" svg:height="0.273cm" svg:x="7.637cm" svg:y="5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5.624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8.389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8.358cm">
          <draw:text-box>
            <text:p><text:span text:style-name="T6">O</text:span></text:p>
          </draw:text-box>
        </draw:frame>
        <draw:line draw:style-name="gr4" draw:text-style-name="P10" draw:layer="layout" svg:x1="8.811cm" svg:y1="6.302cm" svg:x2="8.438cm" svg:y2="7.793cm">
          <text:p/>
        </draw:line>
        <draw:line draw:style-name="gr4" draw:text-style-name="P10" draw:layer="layout" svg:x1="9.184cm" svg:y1="7.769cm" svg:x2="8.811cm" svg:y2="6.302cm">
          <text:p/>
        </draw:line>
        <draw:line draw:style-name="gr4" draw:text-style-name="P10" draw:layer="layout" svg:x1="9.978cm" svg:y1="8.502cm" svg:x2="9.184cm" svg:y2="7.769cm">
          <text:p/>
        </draw:line>
        <draw:line draw:style-name="gr4" draw:text-style-name="P10" draw:layer="layout" svg:x1="11.748cm" svg:y1="6.614cm" svg:x2="12.122cm" svg:y2="7cm">
          <text:p/>
        </draw:line>
        <draw:line draw:style-name="gr4" draw:text-style-name="P10" draw:layer="layout" svg:x1="13.226cm" svg:y1="6.6cm" svg:x2="12.868cm" svg:y2="7cm">
          <text:p/>
        </draw:line>
        <draw:line draw:style-name="gr1" draw:text-style-name="P10" draw:layer="layout" svg:x1="11.389cm" svg:y1="13.22cm" svg:x2="11.389cm" svg:y2="10.085cm">
          <text:p/>
        </draw:line>
        <draw:line draw:style-name="gr2" draw:text-style-name="P10" draw:layer="layout" svg:x1="10.8cm" svg:y1="12.69cm" svg:x2="13.935cm" svg:y2="12.69cm">
          <text:p/>
        </draw:line>
        <draw:custom-shape draw:style-name="gr3" draw:text-style-name="P11" draw:layer="layout" svg:width="0.136cm" svg:height="0.272cm" svg:x="11.321cm" svg:y="9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12.701cm" svg:x2="14.067cm" svg:y2="12.701cm">
            <text:p/>
          </draw:line>
          <draw:custom-shape draw:style-name="gr3" draw:text-style-name="P11" draw:layer="layout" svg:width="0.143cm" svg:height="0.283cm" draw:transform="rotate (-1.5707963267949) translate (14.2cm 12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2.859cm" svg:y1="11.272cm" svg:x2="11.389cm" svg:y2="12.701cm">
          <text:p/>
        </draw:line>
        <draw:line draw:style-name="gr29" draw:text-style-name="P12" draw:layer="layout" svg:x1="11.389cm" svg:y1="13.226cm" svg:x2="11.389cm" svg:y2="10.091cm">
          <text:p/>
        </draw:line>
        <draw:custom-shape draw:style-name="gr30" draw:text-style-name="P13" draw:layer="layout" svg:width="0.137cm" svg:height="0.273cm" svg:x="11.321cm" svg:y="9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9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12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12.534cm">
          <draw:text-box>
            <text:p><text:span text:style-name="T6">O</text:span></text:p>
          </draw:text-box>
        </draw:frame>
        <draw:line draw:style-name="gr4" draw:text-style-name="P10" draw:layer="layout" svg:x1="13.662cm" svg:y1="12.678cm" svg:x2="13.25cm" svg:y2="10.499cm">
          <text:p/>
        </draw:line>
        <draw:line draw:style-name="gr4" draw:text-style-name="P10" draw:layer="layout" svg:x1="13.25cm" svg:y1="10.499cm" svg:x2="12.859cm" svg:y2="11.272cm">
          <text:p/>
        </draw:lin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31" draw:text-style-name="P3" draw:layer="layout" svg:x1="9.842cm" svg:y1="12.548cm" svg:x2="9.856cm" svg:y2="4.975cm">
          <text:p/>
        </draw:line>
        <draw:custom-shape draw:style-name="gr32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9.856cm" svg:y1="4.975cm" svg:x2="18.064cm" svg:y2="4.975cm">
          <text:p/>
        </draw:line>
        <draw:line draw:style-name="gr34" draw:text-style-name="P3" draw:layer="layout" svg:x1="11.865cm" svg:y1="10.144cm" svg:x2="11.874cm" svg:y2="5.003cm">
          <text:p/>
        </draw:line>
        <draw:line draw:style-name="gr35" draw:text-style-name="P3" draw:layer="layout" svg:x1="9.856cm" svg:y1="5.97cm" svg:x2="18.064cm" svg:y2="5.97cm">
          <text:p/>
        </draw:line>
        <draw:line draw:style-name="gr36" draw:text-style-name="P3" draw:layer="layout" svg:x1="9.856cm" svg:y1="7.008cm" svg:x2="18.064cm" svg:y2="7.008cm">
          <text:p/>
        </draw:line>
        <draw:line draw:style-name="gr37" draw:text-style-name="P3" draw:layer="layout" svg:x1="9.856cm" svg:y1="9.108cm" svg:x2="18.064cm" svg:y2="9.108cm">
          <text:p/>
        </draw:line>
        <draw:line draw:style-name="gr38" draw:text-style-name="P3" draw:layer="layout" svg:x1="9.856cm" svg:y1="10.144cm" svg:x2="18.064cm" svg:y2="10.144cm">
          <text:p/>
        </draw:line>
        <draw:line draw:style-name="gr39" draw:text-style-name="P3" draw:layer="layout" svg:x1="13.972cm" svg:y1="10.144cm" svg:x2="13.981cm" svg:y2="5.003cm">
          <text:p/>
        </draw:line>
        <draw:line draw:style-name="gr40" draw:text-style-name="P3" draw:layer="layout" svg:x1="16.073cm" svg:y1="10.143cm" svg:x2="16.085cm" svg:y2="2.847cm">
          <text:p/>
        </draw:line>
        <draw:line draw:style-name="gr41" draw:text-style-name="P3" draw:layer="layout" svg:x1="17.061cm" svg:y1="10.143cm" svg:x2="17.073cm" svg:y2="2.847cm">
          <text:p/>
        </draw:line>
        <draw:line draw:style-name="gr42" draw:text-style-name="P3" draw:layer="layout" svg:x1="18.055cm" svg:y1="10.143cm" svg:x2="18.067cm" svg:y2="2.847cm">
          <text:p/>
        </draw:line>
        <draw:line draw:style-name="gr43" draw:text-style-name="P3" draw:layer="layout" svg:x1="15.024cm" svg:y1="2.847cm" svg:x2="20.8cm" svg:y2="2.847cm">
          <text:p/>
        </draw:line>
        <draw:line draw:style-name="gr44" draw:text-style-name="P3" draw:layer="layout" svg:x1="15.024cm" svg:y1="3.857cm" svg:x2="18.064cm" svg:y2="3.857cm">
          <text:p/>
        </draw:line>
        <draw:line draw:style-name="gr45" draw:text-style-name="P3" draw:layer="layout" svg:x1="15.021cm" svg:y1="4.975cm" svg:x2="15.024cm" svg:y2="2.847cm">
          <text:p/>
        </draw:line>
        <draw:line draw:style-name="gr46" draw:text-style-name="P3" draw:layer="layout" svg:x1="15.024cm" svg:y1="7.008cm" svg:x2="15.024cm" svg:y2="5.97cm">
          <text:p/>
        </draw:line>
        <draw:line draw:style-name="gr47" draw:text-style-name="P3" draw:layer="layout" svg:x1="15.024cm" svg:y1="10.146cm" svg:x2="15.024cm" svg:y2="9.108cm">
          <text:p/>
        </draw:line>
        <draw:custom-shape draw:style-name="gr48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7" draw:layer="layout" svg:width="0.925cm" svg:height="0.911cm" svg:x="9.785cm" svg:y="11.251cm">
          <draw:text-box>
            <text:p><text:span text:style-name="T3">A</text:span></text:p>
          </draw:text-box>
        </draw:frame>
        <draw:frame draw:style-name="gr51" draw:text-style-name="P7" draw:layer="layout" svg:width="0.9cm" svg:height="0.911cm" svg:x="19.6cm" svg:y="2.847cm">
          <draw:text-box>
            <text:p><text:span text:style-name="T3">B</text:span></text:p>
          </draw:text-box>
        </draw:frame>
        <draw:frame draw:style-name="gr52" draw:text-style-name="P7" draw:layer="layout" svg:width="1.925cm" svg:height="0.911cm" svg:x="8.943cm" svg:y="12.281cm">
          <draw:text-box>
            <text:p><text:span text:style-name="T3">Start</text:span></text:p>
          </draw:text-box>
        </draw:frame>
        <draw:frame draw:style-name="gr52" draw:text-style-name="P7" draw:layer="layout" svg:width="2.087cm" svg:height="0.911cm" svg:x="18.962cm" svg:y="2.019cm">
          <draw:text-box>
            <text:p><text:span text:style-name="T3">Finish</text:span></text:p>
          </draw:text-box>
        </draw:frame>
        <draw:line draw:style-name="gr53" draw:text-style-name="P3" draw:layer="layout" svg:x1="16.085cm" svg:y1="8.051cm" svg:x2="18.064cm" svg:y2="8.051cm">
          <text:p/>
        </draw:lin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line draw:style-name="gr4" draw:text-style-name="P1" draw:layer="layout" svg:x1="9.991cm" svg:y1="6.678cm" svg:x2="13.433cm" svg:y2="3.765cm">
          <text:p/>
        </draw:line>
        <draw:line draw:style-name="gr4" draw:text-style-name="P1" draw:layer="layout" svg:x1="16.092cm" svg:y1="7.615cm" svg:x2="13.433cm" svg:y2="3.765cm">
          <text:p/>
        </draw:line>
        <draw:line draw:style-name="gr4" draw:text-style-name="P1" draw:layer="layout" svg:x1="9.991cm" svg:y1="6.678cm" svg:x2="12.738cm" svg:y2="8.88cm">
          <text:p/>
        </draw:line>
        <draw:line draw:style-name="gr4" draw:text-style-name="P1" draw:layer="layout" svg:x1="12.738cm" svg:y1="8.88cm" svg:x2="16.092cm" svg:y2="7.615cm">
          <text:p/>
        </draw:line>
        <draw:line draw:style-name="gr4" draw:text-style-name="P1" draw:layer="layout" svg:x1="12.738cm" svg:y1="8.88cm" svg:x2="15.308cm" svg:y2="6.475cm">
          <text:p/>
        </draw:line>
        <draw:line draw:style-name="gr7" draw:text-style-name="P1" draw:layer="layout" svg:x1="9.991cm" svg:y1="6.678cm" svg:x2="13.433cm" svg:y2="6.062cm">
          <text:p/>
        </draw:line>
        <draw:line draw:style-name="gr7" draw:text-style-name="P1" draw:layer="layout" svg:x1="13.433cm" svg:y1="6.062cm" svg:x2="16.092cm" svg:y2="7.615cm">
          <text:p/>
        </draw:line>
        <draw:line draw:style-name="gr4" draw:text-style-name="P1" draw:layer="layout" svg:x1="12.738cm" svg:y1="8.88cm" svg:x2="13.433cm" svg:y2="3.765cm">
          <text:p/>
        </draw:line>
        <draw:line draw:style-name="gr7" draw:text-style-name="P1" draw:layer="layout" svg:x1="13.433cm" svg:y1="6.062cm" svg:x2="15.308cm" svg:y2="6.475cm">
          <text:p/>
        </draw:line>
        <draw:line draw:style-name="gr7" draw:text-style-name="P1" draw:layer="layout" svg:x1="13.433cm" svg:y1="6.061cm" svg:x2="13.433cm" svg:y2="3.765cm">
          <text:p/>
        </draw:line>
        <draw:frame draw:style-name="gr16" draw:text-style-name="P7" draw:layer="layout" svg:width="0.938cm" svg:height="0.911cm" svg:x="9.262cm" svg:y="6.219cm">
          <draw:text-box>
            <text:p><text:span text:style-name="T3">A</text:span></text:p>
          </draw:text-box>
        </draw:frame>
        <draw:frame draw:style-name="gr16" draw:text-style-name="P7" draw:layer="layout" svg:width="0.938cm" svg:height="0.911cm" svg:x="13cm" svg:y="3cm">
          <draw:text-box>
            <text:p><text:span text:style-name="T3">E</text:span></text:p>
          </draw:text-box>
        </draw:frame>
        <draw:frame draw:style-name="gr16" draw:text-style-name="P7" draw:layer="layout" svg:width="0.938cm" svg:height="0.911cm" svg:x="15.102cm" svg:y="5.789cm">
          <draw:text-box>
            <text:p><text:span text:style-name="T3">P</text:span></text:p>
          </draw:text-box>
        </draw:frame>
        <draw:frame draw:style-name="gr16" draw:text-style-name="P7" draw:layer="layout" svg:width="0.938cm" svg:height="0.911cm" svg:x="15.901cm" svg:y="7.2cm">
          <draw:text-box>
            <text:p><text:span text:style-name="T3">C</text:span></text:p>
          </draw:text-box>
        </draw:frame>
        <draw:frame draw:style-name="gr16" draw:text-style-name="P7" draw:layer="layout" svg:width="0.938cm" svg:height="0.911cm" svg:x="12.974cm" svg:y="5.941cm">
          <draw:text-box>
            <text:p><text:span text:style-name="T3">D</text:span></text:p>
          </draw:text-box>
        </draw:frame>
        <draw:frame draw:style-name="gr16" draw:text-style-name="P7" draw:layer="layout" svg:width="0.938cm" svg:height="0.911cm" svg:x="12.314cm" svg:y="8.702cm">
          <draw:text-box>
            <text:p><text:span text:style-name="T3">B</text:span></text:p>
          </draw:text-box>
        </draw:frame>
        <draw:path draw:style-name="gr4" draw:text-style-name="P1" draw:layer="layout" svg:width="0.237cm" svg:height="0.235cm" draw:transform="skewX (0.153588974175501) rotate (-1.91898951256777) translate (15.1319788161723cm 6.50912425765143cm)" svg:viewBox="0 0 238 236" svg:d="M0 236c300-1 231-236 231-236">
          <text:p/>
        </draw:path>
        <draw:frame draw:style-name="gr54" draw:text-style-name="P14" draw:layer="layout" svg:width="0.961cm" svg:height="0.8cm" svg:x="14.374cm" svg:y="6.275cm">
          <draw:text-box>
            <text:p><text:span text:style-name="T5">θ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55" draw:text-style-name="P1" draw:layer="layout" svg:width="4.8cm" svg:height="4.8cm" svg:x="11.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3.366cm" svg:height="1.499cm" svg:x="12.142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draw:style-name="gr57" draw:text-style-name="P1" draw:layer="layout" svg:width="18.199cm" svg:height="4.799cm" svg:x="2.601cm" svg:y="5.2cm">
          <draw:image xlink:href="Pictures/1000000000000780000004384F578CF035883F01.png" xlink:type="simple" xlink:show="embed" xlink:actuate="onLoad">
            <text:p/>
          </draw:image>
        </draw:frame>
        <draw:custom-shape draw:style-name="gr58" draw:text-style-name="P16" draw:layer="layout" svg:width="0.6cm" svg:height="0.6cm" svg:x="3cm" svg:y="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2.8cm" svg:height="0.6cm" svg:x="16.8cm" svg:y="5.48cm">
          <text:p/>
          <draw:enhanced-geometry svg:viewBox="0 0 21600 21600" draw:type="rectangle" draw:enhanced-path="M 0 0 L 21600 0 21600 21600 0 21600 0 0 Z N"/>
        </draw:custom-shape>
        <draw:frame draw:style-name="gr60" draw:text-style-name="P17" draw:layer="layout" svg:width="1.15cm" svg:height="0.911cm" svg:x="2.728cm" svg:y="5.864cm">
          <draw:text-box>
            <text:p><text:span text:style-name="T7">No.</text:span></text:p>
          </draw:text-box>
        </draw:frame>
        <draw:frame draw:style-name="gr61" draw:text-style-name="P17" draw:layer="layout" svg:width="3.893cm" svg:height="0.911cm" svg:x="16.236cm" svg:y="5.436cm">
          <draw:text-box>
            <text:p><text:span text:style-name="T7">Proportional part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20:07:30.663621490</dc:date>
    <meta:editing-duration>PT50M13S</meta:editing-duration>
    <meta:editing-cycles>7</meta:editing-cycles>
    <meta:generator>LibreOffice/6.0.7.3$Linux_X86_64 LibreOffice_project/00m0$Build-3</meta:generator>
    <meta:document-statistic meta:object-count="203"/>
  </office:meta>
</office:document-meta>
</file>